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lasemaine.fr/societe/recyclage-des-dechets-en-ville-le-role-cle-des-maitres-composteurs-a-nancy/" text:style-name="Internet_20_link" text:visited-style-name="Visited_20_Internet_20_Link">https://www.lasemaine.fr/societe/recyclage-des-dechets-en-ville-le-role-cle-des-maitres-composteurs-a-nancy/</text:a> </text:p>
      <text:p text:style-name="P1"><text:a xlink:type="simple" xlink:href="https://www.lasemaine.fr/category/societe/" text:style-name="Internet_20_link" text:visited-style-name="Visited_20_Internet_20_Link">Société</text:a></text:p>
      <text:h text:style-name="Heading_20_1" text:outline-level="1">Recyclage des déchets en ville : le rôle clé des maîtres composteurs à Nancy</text:h>
      <text:p text:style-name="Text_20_body">DOSSIER. Depuis quatorze ans, Thomas Borne sensibilise les habitants du Grand Nancy à un geste simple mais essentiel : le compostage. Derrière son travail, un enjeu environnemental majeur et un métier encore méconnu, celui de maître composteur, entre science du vivant et lien social.</text:p>
      <text:p text:style-name="P2">Réservé aux abonnés</text:p>
      <text:p text:style-name="P2">Lecture : 4 min </text:p>
      <text:section text:style-name="Sect1" text:name="author-infos">
        <text:p text:style-name="P3"/>
        <text:p text:style-name="P2">Par <text:a xlink:type="simple" xlink:href="https://www.lasemaine.fr/author/jennifer-febvay-2/" text:style-name="Internet_20_link" text:visited-style-name="Visited_20_Internet_20_Link">Jennifer Febvay</text:a></text:p>
      </text:section>
      <text:p text:style-name="P2"/>
      <text:p text:style-name="Text_20_body">Partager l’article<text:a xlink:type="simple" xlink:href="https://facebook.com/sharer/sharer.php?u=https%3A%2F%2Fwww.lasemaine.fr%2Fsociete%2Frecyclage-des-dechets-en-ville-le-role-cle-des-maitres-composteurs-a-nancy%2F" office:target-frame-name="_blank" xlink:show="new" text:style-name="Internet_20_link" text:visited-style-name="Visited_20_Internet_20_Link"> </text:a></text:p>
      <text:p text:style-name="Text_20_body">Derrière les bacs à compost qui fleurissent au pied des immeubles, il y a tout un métier – discret mais non sans importance – celui de maître composteur. À l’image de Thomas Borne, qui exerce cette profession au sein de la <text:a xlink:type="simple" xlink:href="https://www.lasemaine.fr/politique/meurthe-et-moselle-a-quoi-ressemblera-le-grand-nancy-de-2050/" text:style-name="Internet_20_link" text:visited-style-name="Visited_20_Internet_20_Link">Métropole du Grand Nancy</text:a> depuis 2011. « Quand j’étais petit, on a toujours composté à la maison. C’était naturel », raconte-t-il avec un sourire. Cet héritage familial s’est transformé en vocation lorsqu’il décide de reprendre des études en gestion et traitement des déchets. Licence professionnelle en poche, Thomas Borne rejoint la Métropole du Grand Nancy, d’abord comme ambassadeur du tri avant de se spécialiser dans le compostage.</text:p>
      <text:p text:style-name="Quotations">« On pense souvent qu’il faut un jardin pour faire du compostage. C’est faux. »</text:p>
      <text:p text:style-name="Quotations"><text:span text:style-name="Citation">Thomas Borne, maître composteur pour le Grand Nancy.</text:span></text:p>
      <text:p text:style-name="Text_20_body">À cette époque, la France en est encore aux balbutiements sur le sujet. « Le métier de maître composteur vient du Canada qui, comme beaucoup de pays développés, rencontrait des problèmes de gestion des déchets. L’objectif était de sensibiliser et d’aiguiller les habitants à une meilleure gestion de leurs déchets organiques », se souvient-il. Pour cela, il part se former en Belgique, un des premiers pays européens à dispenser des formations dans le domaine. En France, ce n’est qu’en 2014 que la formation s’est structurée sous l’impulsion de l’Ademe qui crée le référentiel des métiers du compostage. En effet, la pratique nécessite de suivre quelques règles simples mais essentielles et le compostage reste encore entouré de mythes. « Non, il ne suffit pas de tout jeter au fond du jardin », sourit-il. Et d’ajouter : « Un compost, c’est un équilibre entre matières humides et sèches, entre air et humidité. Quand il sent le sous-bois, c’est qu’il va bien. » Aujourd’hui, ils sont deux maîtres composteurs employés par le Grand Nancy, pour plus de 250 000 habitants.</text:p>
      <text:h text:style-name="Heading_20_3" text:outline-level="3">Redonner une valeur</text:h>
      <text:p text:style-name="Text_20_body">La formation se décompose en deux temps, cinq jours pour devenir guide composteur puis huit jours supplémentaires pour accéder au titre de maître composteur. « On apprend à comprendre le <text:soft-page-break/>sol, à maîtriser les différentes techniques selon le type d’habitat et l’environnement, mais aussi à animer, à fédérer. » Car au-delà de la technique, le cœur du métier c’est la pédagogie. « On essaye de changer le regard des gens sur cette ressource. » Pour cela, le maître composteur accompagne les habitants, forme les référents de sites de compostage collectif, conseille les syndics d’immeubles et anime des ateliers ou des stands lors d’événements locaux comme Pépinière en vert ou Jardin de ville, jardin de vie. « Chaque épluchure compostée, c’est autant de kilos qui n’iront ni en déchetterie ni à la collecte des ordures ménagères. » Une équation écologique et économique pour la collectivité.</text:p>
      <text:p text:style-name="Text_20_body">La Métropole du Grand Nancy propose plusieurs solutions : composteurs collectifs en pied d’immeuble, compostage de quartier ou encore lombricompostage d’intérieur. « On pense souvent qu’il faut un jardin. C’est faux. » Chaque installation collective fait l’objet d’une convention avec le gestionnaire de l’immeuble et la désignation de référents volontaires, formés par les maîtres composteurs. « Notre rôle, c’est d’accompagner, pas d’imposer. On installe, on explique, puis on suit les sites jusqu’à ce qu’ils deviennent autonomes. » Ces installations sont gratuites pour les copropriétés, car elles s’inscrivent dans une démarche de réduction des déchets à la source.</text:p>
      <text:p text:style-name="Text_20_body">Depuis 2024, la Métropole du Grand Nancy a également mis en place des points d’apport volontaire pour les déchets alimentaires (700 au total), collectés et compostés sur une plateforme agréée pour être utilisé dans l’agriculture. Une solution complémentaire, mais que Thomas Borne distingue du compostage de proximité. Il tient tout de même à nuancer : « Ces bornes, c’est du tri, pas du compostage. Le vrai geste, c’est de transformer chez soi. C’est redonner une valeur à ce qu’on appelle encore “déchet”.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32:20.965537078</meta:creation-date>
    <dc:date>2026-01-27T12:32:53.470378318</dc:date>
    <meta:editing-duration>PT33S</meta:editing-duration>
    <meta:editing-cycles>1</meta:editing-cycles>
    <meta:document-statistic meta:table-count="0" meta:image-count="0" meta:object-count="0" meta:page-count="2" meta:paragraph-count="16" meta:word-count="705" meta:character-count="4498" meta:non-whitespace-character-count="3804"/>
    <meta:generator>LibreOffice/24.2.7.2$Linux_X86_64 LibreOffice_project/420$Build-2</meta:generator>
  </office:meta>
</office:document-meta>
</file>